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27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ext-properties fo:color="#dd4814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ext-properties fo:color="#dd4814" fo:font-weight="bold" style:font-weight-asian="bold" style:font-weight-complex="bold"/>
      <style:map style:condition="cell-content()&lt;[$'Average '.$D$37]" style:apply-style-name="Result" style:base-cell-address="'Average '.D37"/>
      <style:map style:condition="cell-content()=0" style:apply-style-name="Default" style:base-cell-address="'Average '.D37"/>
    </style:style>
    <style:style style:name="ce15" style:family="table-cell" style:parent-style-name="Default">
      <style:text-properties fo:color="#800000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fo:color="#800000"/>
    </style:style>
    <style:style style:name="ce17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eeeee" fo:border-left="none" fo:border-right="none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verage " table:style-name="ta1"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default-cell-style-name="ce12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12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12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12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12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12"/>
        <table:table-row table:style-name="ro1">
          <table:table-cell table:style-name="ce1" office:value-type="string" calcext:value-type="string">
            <text:p>N=3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K=1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>
            <text:p>P=0.05</text:p>
          </table:table-cell>
          <table:table-cell table:style-name="ce6" table:number-columns-repeated="2"/>
          <table:table-cell table:style-name="ce10"/>
          <table:table-cell table:style-name="ce2" office:value-type="string" calcext:value-type="string">
            <text:p>P=0.07</text:p>
          </table:table-cell>
          <table:table-cell table:style-name="ce6" table:number-columns-repeated="2"/>
          <table:table-cell table:style-name="ce10"/>
          <table:table-cell table:style-name="ce2" office:value-type="string" calcext:value-type="string">
            <text:p>P=0.1</text:p>
          </table:table-cell>
          <table:table-cell table:style-name="ce6" table:number-columns-repeated="2"/>
          <table:table-cell table:style-name="ce10"/>
          <table:table-cell table:style-name="ce2" office:value-type="string" calcext:value-type="string">
            <text:p>P=0.2</text:p>
          </table:table-cell>
          <table:table-cell table:style-name="ce6" table:number-columns-repeated="2"/>
          <table:table-cell table:style-name="ce10"/>
          <table:table-cell table:style-name="ce2" office:value-type="string" calcext:value-type="string">
            <text:p>P=0.3</text:p>
          </table:table-cell>
          <table:table-cell table:style-name="ce6" table:number-columns-repeated="2"/>
          <table:table-cell table:style-name="ce10"/>
          <table:table-cell table:style-name="ce2" office:value-type="string" calcext:value-type="string">
            <text:p>P=0.4</text:p>
          </table:table-cell>
          <table:table-cell table:style-name="ce6" table:number-columns-repeated="2"/>
          <table:table-cell table:style-name="ce10"/>
        </table:table-row>
        <table:table-row table:style-name="ro1">
          <table:table-cell table:style-name="ce3" office:value-type="string" calcext:value-type="string">
            <text:p>channels</text:p>
          </table:table-cell>
          <table:table-cell table:style-name="ce7" office:value-type="string" calcext:value-type="string">
            <text:p>Log | LLR|</text:p>
          </table:table-cell>
          <table:table-cell table:style-name="ce7" office:value-type="string" calcext:value-type="string">
            <text:p>good channels as per construction</text:p>
          </table:table-cell>
          <table:table-cell table:style-name="ce11" office:value-type="string" calcext:value-type="string">
            <text:p>Log | LLR|</text:p>
          </table:table-cell>
          <table:table-cell table:style-name="ce3" office:value-type="string" calcext:value-type="string">
            <text:p>channels</text:p>
          </table:table-cell>
          <table:table-cell table:style-name="ce7" office:value-type="string" calcext:value-type="string">
            <text:p>Log | LLR|</text:p>
          </table:table-cell>
          <table:table-cell table:style-name="ce7" office:value-type="string" calcext:value-type="string">
            <text:p>good channels as per construction</text:p>
          </table:table-cell>
          <table:table-cell table:style-name="ce11" office:value-type="string" calcext:value-type="string">
            <text:p>Log | LLR|</text:p>
          </table:table-cell>
          <table:table-cell table:style-name="ce3" office:value-type="string" calcext:value-type="string">
            <text:p>channels</text:p>
          </table:table-cell>
          <table:table-cell table:style-name="ce7" office:value-type="string" calcext:value-type="string">
            <text:p>Log | LLR|</text:p>
          </table:table-cell>
          <table:table-cell table:style-name="ce7" office:value-type="string" calcext:value-type="string">
            <text:p>good channels as per construction</text:p>
          </table:table-cell>
          <table:table-cell table:style-name="ce11" office:value-type="string" calcext:value-type="string">
            <text:p>Log | LLR|</text:p>
          </table:table-cell>
          <table:table-cell table:style-name="ce3" office:value-type="string" calcext:value-type="string">
            <text:p>channels</text:p>
          </table:table-cell>
          <table:table-cell table:style-name="ce7" office:value-type="string" calcext:value-type="string">
            <text:p>Log | LLR|</text:p>
          </table:table-cell>
          <table:table-cell table:style-name="ce7" office:value-type="string" calcext:value-type="string">
            <text:p>good channels as per construction</text:p>
          </table:table-cell>
          <table:table-cell table:style-name="ce11" office:value-type="string" calcext:value-type="string">
            <text:p>Log | LLR|</text:p>
          </table:table-cell>
          <table:table-cell table:style-name="ce3" office:value-type="string" calcext:value-type="string">
            <text:p>channels</text:p>
          </table:table-cell>
          <table:table-cell table:style-name="ce7" office:value-type="string" calcext:value-type="string">
            <text:p>Log | LLR|</text:p>
          </table:table-cell>
          <table:table-cell table:style-name="ce7" office:value-type="string" calcext:value-type="string">
            <text:p>good channels as per construction</text:p>
          </table:table-cell>
          <table:table-cell table:style-name="ce11" office:value-type="string" calcext:value-type="string">
            <text:p>Log | LLR|</text:p>
          </table:table-cell>
          <table:table-cell table:style-name="ce3" office:value-type="string" calcext:value-type="string">
            <text:p>channels</text:p>
          </table:table-cell>
          <table:table-cell table:style-name="ce7" office:value-type="string" calcext:value-type="string">
            <text:p>Log | LLR|</text:p>
          </table:table-cell>
          <table:table-cell table:style-name="ce7" office:value-type="string" calcext:value-type="string">
            <text:p>good channels as per construction</text:p>
          </table:table-cell>
          <table:table-cell table:style-name="ce11" office:value-type="string" calcext:value-type="string">
            <text:p>Log | LLR|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4.7692204346069" calcext:value-type="float">
            <text:p>84.7692204346</text:p>
          </table:table-cell>
          <table:table-cell office:value-type="float" office:value="31" calcext:value-type="float">
            <text:p>31</text:p>
          </table:table-cell>
          <table:table-cell table:formula="of:=VLOOKUP([.C5];[.A5:.B36];2)" office:value-type="float" office:value="84.7692204346069" calcext:value-type="float">
            <text:p>84.7692204346</text:p>
          </table:table-cell>
          <table:table-cell office:value-type="float" office:value="31" calcext:value-type="float">
            <text:p>31</text:p>
          </table:table-cell>
          <table:table-cell office:value-type="float" office:value="81.3866489353424" calcext:value-type="float">
            <text:p>81.3866489353</text:p>
          </table:table-cell>
          <table:table-cell office:value-type="float" office:value="31" calcext:value-type="float">
            <text:p>31</text:p>
          </table:table-cell>
          <table:table-cell table:formula="of:=VLOOKUP([.G5];[.E5:.F36];2)" office:value-type="float" office:value="81.3866489353424" calcext:value-type="float">
            <text:p>81.3866489353</text:p>
          </table:table-cell>
          <table:table-cell office:value-type="float" office:value="31" calcext:value-type="float">
            <text:p>31</text:p>
          </table:table-cell>
          <table:table-cell office:value-type="float" office:value="76.6113577989325" calcext:value-type="float">
            <text:p>76.6113577989</text:p>
          </table:table-cell>
          <table:table-cell office:value-type="float" office:value="31" calcext:value-type="float">
            <text:p>31</text:p>
          </table:table-cell>
          <table:table-cell table:formula="of:=VLOOKUP([.K5];[.I5:.J36];2)" office:value-type="float" office:value="76.6113577989325" calcext:value-type="float">
            <text:p>76.6113577989</text:p>
          </table:table-cell>
          <table:table-cell office:value-type="float" office:value="31" calcext:value-type="float">
            <text:p>31</text:p>
          </table:table-cell>
          <table:table-cell office:value-type="float" office:value="67.7957074953124" calcext:value-type="float">
            <text:p>67.7957074953</text:p>
          </table:table-cell>
          <table:table-cell office:value-type="float" office:value="31" calcext:value-type="float">
            <text:p>31</text:p>
          </table:table-cell>
          <table:table-cell table:formula="of:=VLOOKUP([.O5];[.M5:.N36];2)" office:value-type="float" office:value="67.7957074953124" calcext:value-type="float">
            <text:p>67.7957074953</text:p>
          </table:table-cell>
          <table:table-cell office:value-type="float" office:value="31" calcext:value-type="float">
            <text:p>31</text:p>
          </table:table-cell>
          <table:table-cell office:value-type="float" office:value="65.7634557118929" calcext:value-type="float">
            <text:p>65.7634557119</text:p>
          </table:table-cell>
          <table:table-cell office:value-type="float" office:value="31" calcext:value-type="float">
            <text:p>31</text:p>
          </table:table-cell>
          <table:table-cell table:formula="of:=VLOOKUP([.S5];[.Q5:.R36];2)" office:value-type="float" office:value="65.7634557118929" calcext:value-type="float">
            <text:p>65.7634557119</text:p>
          </table:table-cell>
          <table:table-cell office:value-type="float" office:value="31" calcext:value-type="float">
            <text:p>31</text:p>
          </table:table-cell>
          <table:table-cell office:value-type="float" office:value="65.4984562037682" calcext:value-type="float">
            <text:p>65.4984562038</text:p>
          </table:table-cell>
          <table:table-cell office:value-type="float" office:value="31" calcext:value-type="float">
            <text:p>31</text:p>
          </table:table-cell>
          <table:table-cell table:formula="of:=VLOOKUP([.W5];[.U5:.V36];2)" office:value-type="float" office:value="65.4984562037682" calcext:value-type="float">
            <text:p>65.49845620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.4406374529894" calcext:value-type="float">
            <text:p>39.440637453</text:p>
          </table:table-cell>
          <table:table-cell office:value-type="float" office:value="15" calcext:value-type="float">
            <text:p>15</text:p>
          </table:table-cell>
          <table:table-cell table:formula="of:=VLOOKUP([.C6];[.A6:.B37];2)" office:value-type="float" office:value="39.4406374529894" calcext:value-type="float">
            <text:p>39.440637453</text:p>
          </table:table-cell>
          <table:table-cell office:value-type="float" office:value="15" calcext:value-type="float">
            <text:p>15</text:p>
          </table:table-cell>
          <table:table-cell office:value-type="float" office:value="37.3176929347488" calcext:value-type="float">
            <text:p>37.3176929347</text:p>
          </table:table-cell>
          <table:table-cell office:value-type="float" office:value="15" calcext:value-type="float">
            <text:p>15</text:p>
          </table:table-cell>
          <table:table-cell table:formula="of:=VLOOKUP([.G6];[.E6:.F37];2)" office:value-type="float" office:value="37.3176929347488" calcext:value-type="float">
            <text:p>37.3176929347</text:p>
          </table:table-cell>
          <table:table-cell office:value-type="float" office:value="15" calcext:value-type="float">
            <text:p>15</text:p>
          </table:table-cell>
          <table:table-cell office:value-type="float" office:value="34.2765491357655" calcext:value-type="float">
            <text:p>34.2765491358</text:p>
          </table:table-cell>
          <table:table-cell office:value-type="float" office:value="15" calcext:value-type="float">
            <text:p>15</text:p>
          </table:table-cell>
          <table:table-cell table:formula="of:=VLOOKUP([.K6];[.I6:.J37];2)" office:value-type="float" office:value="34.2765491357655" calcext:value-type="float">
            <text:p>34.2765491358</text:p>
          </table:table-cell>
          <table:table-cell office:value-type="float" office:value="15" calcext:value-type="float">
            <text:p>15</text:p>
          </table:table-cell>
          <table:table-cell office:value-type="float" office:value="29.0114832423217" calcext:value-type="float">
            <text:p>29.0114832423</text:p>
          </table:table-cell>
          <table:table-cell office:value-type="float" office:value="15" calcext:value-type="float">
            <text:p>15</text:p>
          </table:table-cell>
          <table:table-cell table:formula="of:=VLOOKUP([.O6];[.M6:.N37];2)" office:value-type="float" office:value="29.0114832423217" calcext:value-type="float">
            <text:p>29.0114832423</text:p>
          </table:table-cell>
          <table:table-cell office:value-type="float" office:value="15" calcext:value-type="float">
            <text:p>15</text:p>
          </table:table-cell>
          <table:table-cell office:value-type="float" office:value="28.1028847015185" calcext:value-type="float">
            <text:p>28.1028847015</text:p>
          </table:table-cell>
          <table:table-cell office:value-type="float" office:value="15" calcext:value-type="float">
            <text:p>15</text:p>
          </table:table-cell>
          <table:table-cell table:formula="of:=VLOOKUP([.S6];[.Q6:.R37];2)" office:value-type="float" office:value="28.1028847015185" calcext:value-type="float">
            <text:p>28.1028847015</text:p>
          </table:table-cell>
          <table:table-cell office:value-type="float" office:value="15" calcext:value-type="float">
            <text:p>15</text:p>
          </table:table-cell>
          <table:table-cell office:value-type="float" office:value="28.0498511223212" calcext:value-type="float">
            <text:p>28.0498511223</text:p>
          </table:table-cell>
          <table:table-cell office:value-type="float" office:value="15" calcext:value-type="float">
            <text:p>15</text:p>
          </table:table-cell>
          <table:table-cell table:formula="of:=VLOOKUP([.W6];[.U6:.V37];2)" office:value-type="float" office:value="28.0498511223212" calcext:value-type="float">
            <text:p>28.04985112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.3143488755031" calcext:value-type="float">
            <text:p>38.3143488755</text:p>
          </table:table-cell>
          <table:table-cell office:value-type="float" office:value="23" calcext:value-type="float">
            <text:p>23</text:p>
          </table:table-cell>
          <table:table-cell table:formula="of:=VLOOKUP([.C7];[.A7:.B38];2)" office:value-type="float" office:value="38.3143488755031" calcext:value-type="float">
            <text:p>38.3143488755</text:p>
          </table:table-cell>
          <table:table-cell office:value-type="float" office:value="23" calcext:value-type="float">
            <text:p>23</text:p>
          </table:table-cell>
          <table:table-cell office:value-type="float" office:value="35.9837434930303" calcext:value-type="float">
            <text:p>35.983743493</text:p>
          </table:table-cell>
          <table:table-cell office:value-type="float" office:value="23" calcext:value-type="float">
            <text:p>23</text:p>
          </table:table-cell>
          <table:table-cell table:formula="of:=VLOOKUP([.G7];[.E7:.F38];2)" office:value-type="float" office:value="35.9837434930303" calcext:value-type="float">
            <text:p>35.983743493</text:p>
          </table:table-cell>
          <table:table-cell office:value-type="float" office:value="23" calcext:value-type="float">
            <text:p>23</text:p>
          </table:table-cell>
          <table:table-cell office:value-type="float" office:value="32.7849070165651" calcext:value-type="float">
            <text:p>32.7849070166</text:p>
          </table:table-cell>
          <table:table-cell office:value-type="float" office:value="23" calcext:value-type="float">
            <text:p>23</text:p>
          </table:table-cell>
          <table:table-cell table:formula="of:=VLOOKUP([.K7];[.I7:.J38];2)" office:value-type="float" office:value="32.7849070165651" calcext:value-type="float">
            <text:p>32.7849070166</text:p>
          </table:table-cell>
          <table:table-cell office:value-type="float" office:value="23" calcext:value-type="float">
            <text:p>23</text:p>
          </table:table-cell>
          <table:table-cell office:value-type="float" office:value="27.537181522658" calcext:value-type="float">
            <text:p>27.5371815227</text:p>
          </table:table-cell>
          <table:table-cell office:value-type="float" office:value="23" calcext:value-type="float">
            <text:p>23</text:p>
          </table:table-cell>
          <table:table-cell table:formula="of:=VLOOKUP([.O7];[.M7:.N38];2)" office:value-type="float" office:value="27.537181522658" calcext:value-type="float">
            <text:p>27.5371815227</text:p>
          </table:table-cell>
          <table:table-cell office:value-type="float" office:value="23" calcext:value-type="float">
            <text:p>23</text:p>
          </table:table-cell>
          <table:table-cell office:value-type="float" office:value="26.6779672747887" calcext:value-type="float">
            <text:p>26.6779672748</text:p>
          </table:table-cell>
          <table:table-cell office:value-type="float" office:value="23" calcext:value-type="float">
            <text:p>23</text:p>
          </table:table-cell>
          <table:table-cell table:formula="of:=VLOOKUP([.S7];[.Q7:.R38];2)" office:value-type="float" office:value="26.6779672747887" calcext:value-type="float">
            <text:p>26.6779672748</text:p>
          </table:table-cell>
          <table:table-cell office:value-type="float" office:value="23" calcext:value-type="float">
            <text:p>23</text:p>
          </table:table-cell>
          <table:table-cell office:value-type="float" office:value="26.525493183285" calcext:value-type="float">
            <text:p>26.5254931833</text:p>
          </table:table-cell>
          <table:table-cell office:value-type="float" office:value="23" calcext:value-type="float">
            <text:p>23</text:p>
          </table:table-cell>
          <table:table-cell table:formula="of:=VLOOKUP([.W7];[.U7:.V38];2)" office:value-type="float" office:value="26.525493183285" calcext:value-type="float">
            <text:p>26.52549318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.5918497648731" calcext:value-type="float">
            <text:p>36.5918497649</text:p>
          </table:table-cell>
          <table:table-cell office:value-type="float" office:value="27" calcext:value-type="float">
            <text:p>27</text:p>
          </table:table-cell>
          <table:table-cell table:formula="of:=VLOOKUP([.C8];[.A8:.B39];2)" office:value-type="float" office:value="36.5918497648731" calcext:value-type="float">
            <text:p>36.5918497649</text:p>
          </table:table-cell>
          <table:table-cell office:value-type="float" office:value="27" calcext:value-type="float">
            <text:p>27</text:p>
          </table:table-cell>
          <table:table-cell office:value-type="float" office:value="34.0445229384971" calcext:value-type="float">
            <text:p>34.0445229385</text:p>
          </table:table-cell>
          <table:table-cell office:value-type="float" office:value="27" calcext:value-type="float">
            <text:p>27</text:p>
          </table:table-cell>
          <table:table-cell table:formula="of:=VLOOKUP([.G8];[.E8:.F39];2)" office:value-type="float" office:value="34.0445229384971" calcext:value-type="float">
            <text:p>34.0445229385</text:p>
          </table:table-cell>
          <table:table-cell office:value-type="float" office:value="27" calcext:value-type="float">
            <text:p>27</text:p>
          </table:table-cell>
          <table:table-cell office:value-type="float" office:value="30.7124880113469" calcext:value-type="float">
            <text:p>30.7124880113</text:p>
          </table:table-cell>
          <table:table-cell office:value-type="float" office:value="27" calcext:value-type="float">
            <text:p>27</text:p>
          </table:table-cell>
          <table:table-cell table:formula="of:=VLOOKUP([.K8];[.I8:.J39];2)" office:value-type="float" office:value="30.7124880113469" calcext:value-type="float">
            <text:p>30.7124880113</text:p>
          </table:table-cell>
          <table:table-cell office:value-type="float" office:value="27" calcext:value-type="float">
            <text:p>27</text:p>
          </table:table-cell>
          <table:table-cell office:value-type="float" office:value="25.2650988569524" calcext:value-type="float">
            <text:p>25.265098857</text:p>
          </table:table-cell>
          <table:table-cell office:value-type="float" office:value="27" calcext:value-type="float">
            <text:p>27</text:p>
          </table:table-cell>
          <table:table-cell table:formula="of:=VLOOKUP([.O8];[.M8:.N39];2)" office:value-type="float" office:value="25.2650988569524" calcext:value-type="float">
            <text:p>25.265098857</text:p>
          </table:table-cell>
          <table:table-cell office:value-type="float" office:value="27" calcext:value-type="float">
            <text:p>27</text:p>
          </table:table-cell>
          <table:table-cell office:value-type="float" office:value="24.4243838916927" calcext:value-type="float">
            <text:p>24.4243838917</text:p>
          </table:table-cell>
          <table:table-cell office:value-type="float" office:value="27" calcext:value-type="float">
            <text:p>27</text:p>
          </table:table-cell>
          <table:table-cell table:formula="of:=VLOOKUP([.S8];[.Q8:.R39];2)" office:value-type="float" office:value="24.4243838916927" calcext:value-type="float">
            <text:p>24.4243838917</text:p>
          </table:table-cell>
          <table:table-cell office:value-type="float" office:value="27" calcext:value-type="float">
            <text:p>27</text:p>
          </table:table-cell>
          <table:table-cell office:value-type="float" office:value="24.3511383570603" calcext:value-type="float">
            <text:p>24.3511383571</text:p>
          </table:table-cell>
          <table:table-cell office:value-type="float" office:value="27" calcext:value-type="float">
            <text:p>27</text:p>
          </table:table-cell>
          <table:table-cell table:formula="of:=VLOOKUP([.W8];[.U8:.V39];2)" office:value-type="float" office:value="24.3511383570603" calcext:value-type="float">
            <text:p>24.35113835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.6096733186533" calcext:value-type="float">
            <text:p>33.6096733187</text:p>
          </table:table-cell>
          <table:table-cell office:value-type="float" office:value="29" calcext:value-type="float">
            <text:p>29</text:p>
          </table:table-cell>
          <table:table-cell table:formula="of:=VLOOKUP([.C9];[.A9:.B40];2)" office:value-type="float" office:value="33.6096733186533" calcext:value-type="float">
            <text:p>33.6096733187</text:p>
          </table:table-cell>
          <table:table-cell office:value-type="float" office:value="29" calcext:value-type="float">
            <text:p>29</text:p>
          </table:table-cell>
          <table:table-cell office:value-type="float" office:value="30.8569710872589" calcext:value-type="float">
            <text:p>30.8569710873</text:p>
          </table:table-cell>
          <table:table-cell office:value-type="float" office:value="29" calcext:value-type="float">
            <text:p>29</text:p>
          </table:table-cell>
          <table:table-cell table:formula="of:=VLOOKUP([.G9];[.E9:.F40];2)" office:value-type="float" office:value="30.8569710872589" calcext:value-type="float">
            <text:p>30.8569710873</text:p>
          </table:table-cell>
          <table:table-cell office:value-type="float" office:value="29" calcext:value-type="float">
            <text:p>29</text:p>
          </table:table-cell>
          <table:table-cell office:value-type="float" office:value="27.0885019886754" calcext:value-type="float">
            <text:p>27.0885019887</text:p>
          </table:table-cell>
          <table:table-cell office:value-type="float" office:value="29" calcext:value-type="float">
            <text:p>29</text:p>
          </table:table-cell>
          <table:table-cell table:formula="of:=VLOOKUP([.K9];[.I9:.J40];2)" office:value-type="float" office:value="27.0885019886754" calcext:value-type="float">
            <text:p>27.0885019887</text:p>
          </table:table-cell>
          <table:table-cell office:value-type="float" office:value="29" calcext:value-type="float">
            <text:p>29</text:p>
          </table:table-cell>
          <table:table-cell office:value-type="float" office:value="19.8736995754727" calcext:value-type="float">
            <text:p>19.8736995755</text:p>
          </table:table-cell>
          <table:table-cell office:value-type="float" office:value="29" calcext:value-type="float">
            <text:p>29</text:p>
          </table:table-cell>
          <table:table-cell table:formula="of:=VLOOKUP([.O9];[.M9:.N40];2)" office:value-type="float" office:value="19.8736995754727" calcext:value-type="float">
            <text:p>19.8736995755</text:p>
          </table:table-cell>
          <table:table-cell office:value-type="float" office:value="29" calcext:value-type="float">
            <text:p>29</text:p>
          </table:table-cell>
          <table:table-cell office:value-type="float" office:value="17.8910057825305" calcext:value-type="float">
            <text:p>17.8910057825</text:p>
          </table:table-cell>
          <table:table-cell office:value-type="float" office:value="29" calcext:value-type="float">
            <text:p>29</text:p>
          </table:table-cell>
          <table:table-cell table:formula="of:=VLOOKUP([.S9];[.Q9:.R40];2)" office:value-type="float" office:value="17.8910057825305" calcext:value-type="float">
            <text:p>17.8910057825</text:p>
          </table:table-cell>
          <table:table-cell office:value-type="float" office:value="29" calcext:value-type="float">
            <text:p>29</text:p>
          </table:table-cell>
          <table:table-cell office:value-type="float" office:value="17.6047205938745" calcext:value-type="float">
            <text:p>17.6047205939</text:p>
          </table:table-cell>
          <table:table-cell office:value-type="float" office:value="29" calcext:value-type="float">
            <text:p>29</text:p>
          </table:table-cell>
          <table:table-cell table:formula="of:=VLOOKUP([.W9];[.U9:.V40];2)" office:value-type="float" office:value="17.6047205938745" calcext:value-type="float">
            <text:p>17.60472059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.1621014548433" calcext:value-type="float">
            <text:p>29.1621014548</text:p>
          </table:table-cell>
          <table:table-cell office:value-type="float" office:value="30" calcext:value-type="float">
            <text:p>30</text:p>
          </table:table-cell>
          <table:table-cell table:formula="of:=VLOOKUP([.C10];[.A10:.B41];2)" office:value-type="float" office:value="29.1621014548433" calcext:value-type="float">
            <text:p>29.1621014548</text:p>
          </table:table-cell>
          <table:table-cell office:value-type="float" office:value="30" calcext:value-type="float">
            <text:p>30</text:p>
          </table:table-cell>
          <table:table-cell office:value-type="float" office:value="26.7926356304751" calcext:value-type="float">
            <text:p>26.7926356305</text:p>
          </table:table-cell>
          <table:table-cell office:value-type="float" office:value="30" calcext:value-type="float">
            <text:p>30</text:p>
          </table:table-cell>
          <table:table-cell table:formula="of:=VLOOKUP([.G10];[.E10:.F41];2)" office:value-type="float" office:value="26.7926356304751" calcext:value-type="float">
            <text:p>26.7926356305</text:p>
          </table:table-cell>
          <table:table-cell office:value-type="float" office:value="30" calcext:value-type="float">
            <text:p>30</text:p>
          </table:table-cell>
          <table:table-cell office:value-type="float" office:value="23.5778980365697" calcext:value-type="float">
            <text:p>23.5778980366</text:p>
          </table:table-cell>
          <table:table-cell office:value-type="float" office:value="30" calcext:value-type="float">
            <text:p>30</text:p>
          </table:table-cell>
          <table:table-cell table:formula="of:=VLOOKUP([.K10];[.I10:.J41];2)" office:value-type="float" office:value="23.5778980365697" calcext:value-type="float">
            <text:p>23.5778980366</text:p>
          </table:table-cell>
          <table:table-cell office:value-type="float" office:value="30" calcext:value-type="float">
            <text:p>30</text:p>
          </table:table-cell>
          <table:table-cell office:value-type="float" office:value="17.630791271911" calcext:value-type="float">
            <text:p>17.6307912719</text:p>
          </table:table-cell>
          <table:table-cell office:value-type="float" office:value="30" calcext:value-type="float">
            <text:p>30</text:p>
          </table:table-cell>
          <table:table-cell table:formula="of:=VLOOKUP([.O10];[.M10:.N41];2)" office:value-type="float" office:value="17.630791271911" calcext:value-type="float">
            <text:p>17.6307912719</text:p>
          </table:table-cell>
          <table:table-cell office:value-type="float" office:value="30" calcext:value-type="float">
            <text:p>30</text:p>
          </table:table-cell>
          <table:table-cell office:value-type="float" office:value="15.8712735564428" calcext:value-type="float">
            <text:p>15.8712735564</text:p>
          </table:table-cell>
          <table:table-cell office:value-type="float" office:value="30" calcext:value-type="float">
            <text:p>30</text:p>
          </table:table-cell>
          <table:table-cell table:formula="of:=VLOOKUP([.S10];[.Q10:.R41];2)" office:value-type="float" office:value="15.8712735564428" calcext:value-type="float">
            <text:p>15.8712735564</text:p>
          </table:table-cell>
          <table:table-cell office:value-type="float" office:value="30" calcext:value-type="float">
            <text:p>30</text:p>
          </table:table-cell>
          <table:table-cell office:value-type="float" office:value="15.6350482725829" calcext:value-type="float">
            <text:p>15.6350482726</text:p>
          </table:table-cell>
          <table:table-cell office:value-type="float" office:value="30" calcext:value-type="float">
            <text:p>30</text:p>
          </table:table-cell>
          <table:table-cell table:formula="of:=VLOOKUP([.W10];[.U10:.V41];2)" office:value-type="float" office:value="15.6350482725829" calcext:value-type="float">
            <text:p>15.63504827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8913031802485" calcext:value-type="float">
            <text:p>16.8913031802</text:p>
          </table:table-cell>
          <table:table-cell office:value-type="float" office:value="7" calcext:value-type="float">
            <text:p>7</text:p>
          </table:table-cell>
          <table:table-cell table:formula="of:=VLOOKUP([.C11];[.A11:.B42];2)" office:value-type="float" office:value="16.8913031802485" calcext:value-type="float">
            <text:p>16.8913031802</text:p>
          </table:table-cell>
          <table:table-cell office:value-type="float" office:value="7" calcext:value-type="float">
            <text:p>7</text:p>
          </table:table-cell>
          <table:table-cell office:value-type="float" office:value="15.5282070881541" calcext:value-type="float">
            <text:p>15.5282070882</text:p>
          </table:table-cell>
          <table:table-cell office:value-type="float" office:value="7" calcext:value-type="float">
            <text:p>7</text:p>
          </table:table-cell>
          <table:table-cell table:formula="of:=VLOOKUP([.G11];[.E11:.F42];2)" office:value-type="float" office:value="15.5282070881541" calcext:value-type="float">
            <text:p>15.5282070882</text:p>
          </table:table-cell>
          <table:table-cell office:value-type="float" office:value="7" calcext:value-type="float">
            <text:p>7</text:p>
          </table:table-cell>
          <table:table-cell office:value-type="float" office:value="13.6274489746486" calcext:value-type="float">
            <text:p>13.6274489746</text:p>
          </table:table-cell>
          <table:table-cell office:value-type="float" office:value="7" calcext:value-type="float">
            <text:p>7</text:p>
          </table:table-cell>
          <table:table-cell table:formula="of:=VLOOKUP([.K11];[.I11:.J42];2)" office:value-type="float" office:value="13.6274489746486" calcext:value-type="float">
            <text:p>13.6274489746</text:p>
          </table:table-cell>
          <table:table-cell office:value-type="float" office:value="7" calcext:value-type="float">
            <text:p>7</text:p>
          </table:table-cell>
          <table:table-cell office:value-type="float" office:value="10.747980739365" calcext:value-type="float">
            <text:p>10.7479807394</text:p>
          </table:table-cell>
          <table:table-cell office:value-type="float" office:value="7" calcext:value-type="float">
            <text:p>7</text:p>
          </table:table-cell>
          <table:table-cell table:formula="of:=VLOOKUP([.O11];[.M11:.N42];2)" office:value-type="float" office:value="10.747980739365" calcext:value-type="float">
            <text:p>10.7479807394</text:p>
          </table:table-cell>
          <table:table-cell office:value-type="float" office:value="7" calcext:value-type="float">
            <text:p>7</text:p>
          </table:table-cell>
          <table:table-cell office:value-type="float" office:value="10.4531702555495" calcext:value-type="float">
            <text:p>10.4531702555</text:p>
          </table:table-cell>
          <table:table-cell office:value-type="float" office:value="7" calcext:value-type="float">
            <text:p>7</text:p>
          </table:table-cell>
          <table:table-cell table:formula="of:=VLOOKUP([.S11];[.Q11:.R42];2)" office:value-type="float" office:value="10.4531702555495" calcext:value-type="float">
            <text:p>10.4531702555</text:p>
          </table:table-cell>
          <table:table-cell office:value-type="float" office:value="7" calcext:value-type="float">
            <text:p>7</text:p>
          </table:table-cell>
          <table:table-cell office:value-type="float" office:value="10.4330700015251" calcext:value-type="float">
            <text:p>10.4330700015</text:p>
          </table:table-cell>
          <table:table-cell office:value-type="float" office:value="7" calcext:value-type="float">
            <text:p>7</text:p>
          </table:table-cell>
          <table:table-cell table:formula="of:=VLOOKUP([.W11];[.U11:.V42];2)" office:value-type="float" office:value="10.4330700015251" calcext:value-type="float">
            <text:p>10.4330700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9064422212049" calcext:value-type="float">
            <text:p>15.9064422212</text:p>
          </table:table-cell>
          <table:table-cell office:value-type="float" office:value="11" calcext:value-type="float">
            <text:p>11</text:p>
          </table:table-cell>
          <table:table-cell table:formula="of:=VLOOKUP([.C12];[.A12:.B43];2)" office:value-type="float" office:value="15.9064422212049" calcext:value-type="float">
            <text:p>15.9064422212</text:p>
          </table:table-cell>
          <table:table-cell office:value-type="float" office:value="11" calcext:value-type="float">
            <text:p>11</text:p>
          </table:table-cell>
          <table:table-cell office:value-type="float" office:value="14.3849107689309" calcext:value-type="float">
            <text:p>14.3849107689</text:p>
          </table:table-cell>
          <table:table-cell office:value-type="float" office:value="11" calcext:value-type="float">
            <text:p>11</text:p>
          </table:table-cell>
          <table:table-cell table:formula="of:=VLOOKUP([.G12];[.E12:.F43];2)" office:value-type="float" office:value="14.3849107689309" calcext:value-type="float">
            <text:p>14.3849107689</text:p>
          </table:table-cell>
          <table:table-cell office:value-type="float" office:value="11" calcext:value-type="float">
            <text:p>11</text:p>
          </table:table-cell>
          <table:table-cell office:value-type="float" office:value="12.3961403308955" calcext:value-type="float">
            <text:p>12.3961403309</text:p>
          </table:table-cell>
          <table:table-cell office:value-type="float" office:value="11" calcext:value-type="float">
            <text:p>11</text:p>
          </table:table-cell>
          <table:table-cell table:formula="of:=VLOOKUP([.K12];[.I12:.J43];2)" office:value-type="float" office:value="12.3961403308955" calcext:value-type="float">
            <text:p>12.3961403309</text:p>
          </table:table-cell>
          <table:table-cell office:value-type="float" office:value="11" calcext:value-type="float">
            <text:p>11</text:p>
          </table:table-cell>
          <table:table-cell office:value-type="float" office:value="9.46594682070876" calcext:value-type="float">
            <text:p>9.4659468207</text:p>
          </table:table-cell>
          <table:table-cell office:value-type="float" office:value="11" calcext:value-type="float">
            <text:p>11</text:p>
          </table:table-cell>
          <table:table-cell table:formula="of:=VLOOKUP([.O12];[.M12:.N43];2)" office:value-type="float" office:value="9.46594682070876" calcext:value-type="float">
            <text:p>9.4659468207</text:p>
          </table:table-cell>
          <table:table-cell office:value-type="float" office:value="11" calcext:value-type="float">
            <text:p>11</text:p>
          </table:table-cell>
          <table:table-cell office:value-type="float" office:value="9.33388366249958" calcext:value-type="float">
            <text:p>9.3338836625</text:p>
          </table:table-cell>
          <table:table-cell office:value-type="float" office:value="11" calcext:value-type="float">
            <text:p>11</text:p>
          </table:table-cell>
          <table:table-cell table:formula="of:=VLOOKUP([.S12];[.Q12:.R43];2)" office:value-type="float" office:value="9.33388366249958" calcext:value-type="float">
            <text:p>9.3338836625</text:p>
          </table:table-cell>
          <table:table-cell office:value-type="float" office:value="11" calcext:value-type="float">
            <text:p>11</text:p>
          </table:table-cell>
          <table:table-cell office:value-type="float" office:value="9.35686653687183" calcext:value-type="float">
            <text:p>9.3568665369</text:p>
          </table:table-cell>
          <table:table-cell office:value-type="float" office:value="11" calcext:value-type="float">
            <text:p>11</text:p>
          </table:table-cell>
          <table:table-cell table:formula="of:=VLOOKUP([.W12];[.U12:.V43];2)" office:value-type="float" office:value="9.35686653687183" calcext:value-type="float">
            <text:p>9.35686653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8826603989965" calcext:value-type="float">
            <text:p>14.882660399</text:p>
          </table:table-cell>
          <table:table-cell office:value-type="float" office:value="19" calcext:value-type="float">
            <text:p>19</text:p>
          </table:table-cell>
          <table:table-cell table:formula="of:=VLOOKUP([.C13];[.A13:.B44];2)" office:value-type="float" office:value="14.8826603989965" calcext:value-type="float">
            <text:p>14.882660399</text:p>
          </table:table-cell>
          <table:table-cell office:value-type="float" office:value="19" calcext:value-type="float">
            <text:p>19</text:p>
          </table:table-cell>
          <table:table-cell office:value-type="float" office:value="13.2369501812807" calcext:value-type="float">
            <text:p>13.2369501813</text:p>
          </table:table-cell>
          <table:table-cell office:value-type="float" office:value="19" calcext:value-type="float">
            <text:p>19</text:p>
          </table:table-cell>
          <table:table-cell table:formula="of:=VLOOKUP([.G13];[.E13:.F44];2)" office:value-type="float" office:value="13.2369501812807" calcext:value-type="float">
            <text:p>13.2369501813</text:p>
          </table:table-cell>
          <table:table-cell office:value-type="float" office:value="19" calcext:value-type="float">
            <text:p>19</text:p>
          </table:table-cell>
          <table:table-cell office:value-type="float" office:value="11.2100874702815" calcext:value-type="float">
            <text:p>11.2100874703</text:p>
          </table:table-cell>
          <table:table-cell office:value-type="float" office:value="19" calcext:value-type="float">
            <text:p>19</text:p>
          </table:table-cell>
          <table:table-cell table:formula="of:=VLOOKUP([.K13];[.I13:.J44];2)" office:value-type="float" office:value="11.2100874702815" calcext:value-type="float">
            <text:p>11.2100874703</text:p>
          </table:table-cell>
          <table:table-cell office:value-type="float" office:value="19" calcext:value-type="float">
            <text:p>19</text:p>
          </table:table-cell>
          <table:table-cell office:value-type="float" office:value="8.48691164335057" calcext:value-type="float">
            <text:p>8.4869116434</text:p>
          </table:table-cell>
          <table:table-cell office:value-type="float" office:value="19" calcext:value-type="float">
            <text:p>19</text:p>
          </table:table-cell>
          <table:table-cell table:formula="of:=VLOOKUP([.O13];[.M13:.N44];2)" office:value-type="float" office:value="8.48691164335057" calcext:value-type="float">
            <text:p>8.4869116434</text:p>
          </table:table-cell>
          <table:table-cell office:value-type="float" office:value="19" calcext:value-type="float">
            <text:p>19</text:p>
          </table:table-cell>
          <table:table-cell office:value-type="float" office:value="8.42246080609615" calcext:value-type="float">
            <text:p>8.4224608061</text:p>
          </table:table-cell>
          <table:table-cell office:value-type="float" office:value="19" calcext:value-type="float">
            <text:p>19</text:p>
          </table:table-cell>
          <table:table-cell table:formula="of:=VLOOKUP([.S13];[.Q13:.R44];2)" office:value-type="float" office:value="8.42246080609615" calcext:value-type="float">
            <text:p>8.4224608061</text:p>
          </table:table-cell>
          <table:table-cell office:value-type="float" office:value="19" calcext:value-type="float">
            <text:p>19</text:p>
          </table:table-cell>
          <table:table-cell office:value-type="float" office:value="8.40814137131247" calcext:value-type="float">
            <text:p>8.4081413713</text:p>
          </table:table-cell>
          <table:table-cell office:value-type="float" office:value="19" calcext:value-type="float">
            <text:p>19</text:p>
          </table:table-cell>
          <table:table-cell table:formula="of:=VLOOKUP([.W13];[.U13:.V44];2)" office:value-type="float" office:value="8.40814137131247" calcext:value-type="float">
            <text:p>8.40814137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3266251159228" calcext:value-type="float">
            <text:p>14.3266251159</text:p>
          </table:table-cell>
          <table:table-cell office:value-type="float" office:value="13" calcext:value-type="float">
            <text:p>13</text:p>
          </table:table-cell>
          <table:table-cell table:formula="of:=VLOOKUP([.C14];[.A14:.B45];2)" office:value-type="float" office:value="14.3266251159228" calcext:value-type="float">
            <text:p>14.3266251159</text:p>
          </table:table-cell>
          <table:table-cell office:value-type="float" office:value="13" calcext:value-type="float">
            <text:p>13</text:p>
          </table:table-cell>
          <table:table-cell office:value-type="float" office:value="12.6405707236159" calcext:value-type="float">
            <text:p>12.6405707236</text:p>
          </table:table-cell>
          <table:table-cell office:value-type="float" office:value="13" calcext:value-type="float">
            <text:p>13</text:p>
          </table:table-cell>
          <table:table-cell table:formula="of:=VLOOKUP([.G14];[.E14:.F45];2)" office:value-type="float" office:value="12.6405707236159" calcext:value-type="float">
            <text:p>12.6405707236</text:p>
          </table:table-cell>
          <table:table-cell office:value-type="float" office:value="13" calcext:value-type="float">
            <text:p>13</text:p>
          </table:table-cell>
          <table:table-cell office:value-type="float" office:value="10.3204254208757" calcext:value-type="float">
            <text:p>10.3204254209</text:p>
          </table:table-cell>
          <table:table-cell office:value-type="float" office:value="13" calcext:value-type="float">
            <text:p>13</text:p>
          </table:table-cell>
          <table:table-cell table:formula="of:=VLOOKUP([.K14];[.I14:.J45];2)" office:value-type="float" office:value="10.3204254208757" calcext:value-type="float">
            <text:p>10.3204254209</text:p>
          </table:table-cell>
          <table:table-cell office:value-type="float" office:value="13" calcext:value-type="float">
            <text:p>13</text:p>
          </table:table-cell>
          <table:table-cell office:value-type="float" office:value="6.08600246580649" calcext:value-type="float">
            <text:p>6.0860024658</text:p>
          </table:table-cell>
          <table:table-cell office:value-type="float" office:value="13" calcext:value-type="float">
            <text:p>13</text:p>
          </table:table-cell>
          <table:table-cell table:formula="of:=VLOOKUP([.O14];[.M14:.N45];2)" office:value-type="float" office:value="6.08600246580649" calcext:value-type="float">
            <text:p>6.0860024658</text:p>
          </table:table-cell>
          <table:table-cell office:value-type="float" office:value="13" calcext:value-type="float">
            <text:p>13</text:p>
          </table:table-cell>
          <table:table-cell office:value-type="float" office:value="5.15589895338661" calcext:value-type="float">
            <text:p>5.1558989534</text:p>
          </table:table-cell>
          <table:table-cell table:style-name="ce15" office:value-type="float" office:value="13" calcext:value-type="float">
            <text:p>13</text:p>
          </table:table-cell>
          <table:table-cell table:style-name="ce16" table:formula="of:=VLOOKUP([.S14];[.Q14:.R45];2)" office:value-type="float" office:value="5.15589895338661" calcext:value-type="float">
            <text:p>5.1558989534</text:p>
          </table:table-cell>
          <table:table-cell office:value-type="float" office:value="13" calcext:value-type="float">
            <text:p>13</text:p>
          </table:table-cell>
          <table:table-cell office:value-type="float" office:value="5.04718286715114" calcext:value-type="float">
            <text:p>5.0471828672</text:p>
          </table:table-cell>
          <table:table-cell table:style-name="ce15" office:value-type="float" office:value="13" calcext:value-type="float">
            <text:p>13</text:p>
          </table:table-cell>
          <table:table-cell table:style-name="ce16" table:formula="of:=VLOOKUP([.W14];[.U14:.V45];2)" office:value-type="float" office:value="5.04718286715114" calcext:value-type="float">
            <text:p>5.04718286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3015231914935" calcext:value-type="float">
            <text:p>13.3015231915</text:p>
          </table:table-cell>
          <table:table-cell office:value-type="float" office:value="21" calcext:value-type="float">
            <text:p>21</text:p>
          </table:table-cell>
          <table:table-cell table:formula="of:=VLOOKUP([.C15];[.A15:.B46];2)" office:value-type="float" office:value="13.3015231914935" calcext:value-type="float">
            <text:p>13.3015231915</text:p>
          </table:table-cell>
          <table:table-cell office:value-type="float" office:value="21" calcext:value-type="float">
            <text:p>21</text:p>
          </table:table-cell>
          <table:table-cell office:value-type="float" office:value="11.4702589386649" calcext:value-type="float">
            <text:p>11.4702589387</text:p>
          </table:table-cell>
          <table:table-cell office:value-type="float" office:value="21" calcext:value-type="float">
            <text:p>21</text:p>
          </table:table-cell>
          <table:table-cell table:formula="of:=VLOOKUP([.G15];[.E15:.F46];2)" office:value-type="float" office:value="11.4702589386649" calcext:value-type="float">
            <text:p>11.4702589387</text:p>
          </table:table-cell>
          <table:table-cell office:value-type="float" office:value="21" calcext:value-type="float">
            <text:p>21</text:p>
          </table:table-cell>
          <table:table-cell office:value-type="float" office:value="9.06214598003962" calcext:value-type="float">
            <text:p>9.06214598</text:p>
          </table:table-cell>
          <table:table-cell office:value-type="float" office:value="21" calcext:value-type="float">
            <text:p>21</text:p>
          </table:table-cell>
          <table:table-cell table:formula="of:=VLOOKUP([.K15];[.I15:.J46];2)" office:value-type="float" office:value="9.06214598003962" calcext:value-type="float">
            <text:p>9.06214598</text:p>
          </table:table-cell>
          <table:table-cell office:value-type="float" office:value="14" calcext:value-type="float">
            <text:p>14</text:p>
          </table:table-cell>
          <table:table-cell office:value-type="float" office:value="5.48492044238325" calcext:value-type="float">
            <text:p>5.4849204424</text:p>
          </table:table-cell>
          <table:table-cell table:style-name="ce15" office:value-type="float" office:value="21" calcext:value-type="float">
            <text:p>21</text:p>
          </table:table-cell>
          <table:table-cell table:style-name="ce16" table:formula="of:=VLOOKUP([.O15];[.M15:.N46];2)" office:value-type="float" office:value="4.93884111073025" calcext:value-type="float">
            <text:p>4.9388411107</text:p>
          </table:table-cell>
          <table:table-cell office:value-type="float" office:value="14" calcext:value-type="float">
            <text:p>14</text:p>
          </table:table-cell>
          <table:table-cell office:value-type="float" office:value="4.65177858326018" calcext:value-type="float">
            <text:p>4.6517785833</text:p>
          </table:table-cell>
          <table:table-cell table:style-name="ce15" office:value-type="float" office:value="21" calcext:value-type="float">
            <text:p>21</text:p>
          </table:table-cell>
          <table:table-cell table:style-name="ce16" table:formula="of:=VLOOKUP([.S15];[.Q15:.R46];2)" office:value-type="float" office:value="4.05244696274384" calcext:value-type="float">
            <text:p>4.0524469627</text:p>
          </table:table-cell>
          <table:table-cell office:value-type="float" office:value="14" calcext:value-type="float">
            <text:p>14</text:p>
          </table:table-cell>
          <table:table-cell office:value-type="float" office:value="4.55613902614067" calcext:value-type="float">
            <text:p>4.5561390261</text:p>
          </table:table-cell>
          <table:table-cell table:style-name="ce15" office:value-type="float" office:value="21" calcext:value-type="float">
            <text:p>21</text:p>
          </table:table-cell>
          <table:table-cell table:style-name="ce16" table:formula="of:=VLOOKUP([.W15];[.U15:.V46];2)" office:value-type="float" office:value="3.90011989861137" calcext:value-type="float">
            <text:p>3.90011989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3485772187447" calcext:value-type="float">
            <text:p>12.3485772187</text:p>
          </table:table-cell>
          <table:table-cell office:value-type="float" office:value="14" calcext:value-type="float">
            <text:p>14</text:p>
          </table:table-cell>
          <table:table-cell table:formula="of:=VLOOKUP([.C16];[.A16:.B47];2)" office:value-type="float" office:value="12.3485772187447" calcext:value-type="float">
            <text:p>12.3485772187</text:p>
          </table:table-cell>
          <table:table-cell office:value-type="float" office:value="14" calcext:value-type="float">
            <text:p>14</text:p>
          </table:table-cell>
          <table:table-cell office:value-type="float" office:value="10.8884105830879" calcext:value-type="float">
            <text:p>10.8884105831</text:p>
          </table:table-cell>
          <table:table-cell office:value-type="float" office:value="14" calcext:value-type="float">
            <text:p>14</text:p>
          </table:table-cell>
          <table:table-cell table:formula="of:=VLOOKUP([.G16];[.E16:.F47];2)" office:value-type="float" office:value="10.8884105830879" calcext:value-type="float">
            <text:p>10.8884105831</text:p>
          </table:table-cell>
          <table:table-cell office:value-type="float" office:value="14" calcext:value-type="float">
            <text:p>14</text:p>
          </table:table-cell>
          <table:table-cell office:value-type="float" office:value="8.87406708558917" calcext:value-type="float">
            <text:p>8.8740670856</text:p>
          </table:table-cell>
          <table:table-cell office:value-type="float" office:value="14" calcext:value-type="float">
            <text:p>14</text:p>
          </table:table-cell>
          <table:table-cell table:formula="of:=VLOOKUP([.K16];[.I16:.J47];2)" office:value-type="float" office:value="8.87406708558917" calcext:value-type="float">
            <text:p>8.8740670856</text:p>
          </table:table-cell>
          <table:table-cell office:value-type="float" office:value="21" calcext:value-type="float">
            <text:p>21</text:p>
          </table:table-cell>
          <table:table-cell office:value-type="float" office:value="4.93884111073025" calcext:value-type="float">
            <text:p>4.9388411107</text:p>
          </table:table-cell>
          <table:table-cell table:style-name="ce15" office:value-type="float" office:value="14" calcext:value-type="float">
            <text:p>14</text:p>
          </table:table-cell>
          <table:table-cell table:style-name="ce16" office:value-type="float" office:value="5.48492044238325" calcext:value-type="float">
            <text:p>5.4849204424</text:p>
          </table:table-cell>
          <table:table-cell office:value-type="float" office:value="21" calcext:value-type="float">
            <text:p>21</text:p>
          </table:table-cell>
          <table:table-cell office:value-type="float" office:value="4.05244696274384" calcext:value-type="float">
            <text:p>4.0524469627</text:p>
          </table:table-cell>
          <table:table-cell table:style-name="ce15" office:value-type="float" office:value="14" calcext:value-type="float">
            <text:p>14</text:p>
          </table:table-cell>
          <table:table-cell table:style-name="ce16" office:value-type="float" office:value="4.65177858326018" calcext:value-type="float">
            <text:p>4.6517785833</text:p>
          </table:table-cell>
          <table:table-cell office:value-type="float" office:value="21" calcext:value-type="float">
            <text:p>21</text:p>
          </table:table-cell>
          <table:table-cell office:value-type="float" office:value="3.90011989861137" calcext:value-type="float">
            <text:p>3.9001198986</text:p>
          </table:table-cell>
          <table:table-cell table:style-name="ce15" office:value-type="float" office:value="14" calcext:value-type="float">
            <text:p>14</text:p>
          </table:table-cell>
          <table:table-cell table:style-name="ce16" office:value-type="float" office:value="4.55613902614067" calcext:value-type="float">
            <text:p>4.55613902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808576360279" calcext:value-type="float">
            <text:p>11.8085763603</text:p>
          </table:table-cell>
          <table:table-cell office:value-type="float" office:value="25" calcext:value-type="float">
            <text:p>25</text:p>
          </table:table-cell>
          <table:table-cell table:formula="of:=VLOOKUP([.C17];[.A17:.B48];2)" office:value-type="float" office:value="11.808576360279" calcext:value-type="float">
            <text:p>11.8085763603</text:p>
          </table:table-cell>
          <table:table-cell office:value-type="float" office:value="25" calcext:value-type="float">
            <text:p>25</text:p>
          </table:table-cell>
          <table:table-cell office:value-type="float" office:value="9.9188259223892" calcext:value-type="float">
            <text:p>9.9188259224</text:p>
          </table:table-cell>
          <table:table-cell office:value-type="float" office:value="25" calcext:value-type="float">
            <text:p>25</text:p>
          </table:table-cell>
          <table:table-cell table:formula="of:=VLOOKUP([.G17];[.E17:.F48];2)" office:value-type="float" office:value="9.9188259223892" calcext:value-type="float">
            <text:p>9.9188259224</text:p>
          </table:table-cell>
          <table:table-cell office:value-type="float" office:value="22" calcext:value-type="float">
            <text:p>22</text:p>
          </table:table-cell>
          <table:table-cell office:value-type="float" office:value="7.74561180481485" calcext:value-type="float">
            <text:p>7.7456118048</text:p>
          </table:table-cell>
          <table:table-cell office:value-type="float" office:value="25" calcext:value-type="float">
            <text:p>25</text:p>
          </table:table-cell>
          <table:table-cell table:formula="of:=VLOOKUP([.K17];[.I17:.J48];2)" office:value-type="float" office:value="7.67426887381181" calcext:value-type="float">
            <text:p>7.6742688738</text:p>
          </table:table-cell>
          <table:table-cell office:value-type="float" office:value="22" calcext:value-type="float">
            <text:p>22</text:p>
          </table:table-cell>
          <table:table-cell office:value-type="float" office:value="4.36684485757806" calcext:value-type="float">
            <text:p>4.3668448576</text:p>
          </table:table-cell>
          <table:table-cell table:style-name="ce15" office:value-type="float" office:value="25" calcext:value-type="float">
            <text:p>25</text:p>
          </table:table-cell>
          <table:table-cell table:style-name="ce16" table:formula="of:=VLOOKUP([.O17];[.M17:.N48];2)" office:value-type="float" office:value="4.02759534594272" calcext:value-type="float">
            <text:p>4.0275953459</text:p>
          </table:table-cell>
          <table:table-cell office:value-type="float" office:value="22" calcext:value-type="float">
            <text:p>22</text:p>
          </table:table-cell>
          <table:table-cell office:value-type="float" office:value="3.60918087542263" calcext:value-type="float">
            <text:p>3.6091808754</text:p>
          </table:table-cell>
          <table:table-cell table:style-name="ce15" office:value-type="float" office:value="25" calcext:value-type="float">
            <text:p>25</text:p>
          </table:table-cell>
          <table:table-cell table:style-name="ce16" table:formula="of:=VLOOKUP([.S17];[.Q17:.R48];2)" office:value-type="float" office:value="3.60918087542263" calcext:value-type="float">
            <text:p>3.6091808754</text:p>
          </table:table-cell>
          <table:table-cell office:value-type="float" office:value="28" calcext:value-type="float">
            <text:p>28</text:p>
          </table:table-cell>
          <table:table-cell office:value-type="float" office:value="3.5071559025731" calcext:value-type="float">
            <text:p>3.5071559026</text:p>
          </table:table-cell>
          <table:table-cell table:style-name="ce15" office:value-type="float" office:value="25" calcext:value-type="float">
            <text:p>25</text:p>
          </table:table-cell>
          <table:table-cell table:style-name="ce16" office:value-type="float" office:value="3.0933012886111" calcext:value-type="float">
            <text:p>3.09330128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4022067503847" calcext:value-type="float">
            <text:p>11.4022067504</text:p>
          </table:table-cell>
          <table:table-cell office:value-type="float" office:value="22" calcext:value-type="float">
            <text:p>22</text:p>
          </table:table-cell>
          <table:table-cell table:formula="of:=VLOOKUP([.C18];[.A18:.B49];2)" office:value-type="float" office:value="11.4022067503847" calcext:value-type="float">
            <text:p>11.4022067504</text:p>
          </table:table-cell>
          <table:table-cell office:value-type="float" office:value="22" calcext:value-type="float">
            <text:p>22</text:p>
          </table:table-cell>
          <table:table-cell office:value-type="float" office:value="9.82350112709245" calcext:value-type="float">
            <text:p>9.8235011271</text:p>
          </table:table-cell>
          <table:table-cell office:value-type="float" office:value="22" calcext:value-type="float">
            <text:p>22</text:p>
          </table:table-cell>
          <table:table-cell table:formula="of:=VLOOKUP([.G18];[.E18:.F49];2)" office:value-type="float" office:value="9.82350112709245" calcext:value-type="float">
            <text:p>9.8235011271</text:p>
          </table:table-cell>
          <table:table-cell office:value-type="float" office:value="25" calcext:value-type="float">
            <text:p>25</text:p>
          </table:table-cell>
          <table:table-cell office:value-type="float" office:value="7.67426887381181" calcext:value-type="float">
            <text:p>7.6742688738</text:p>
          </table:table-cell>
          <table:table-cell office:value-type="float" office:value="22" calcext:value-type="float">
            <text:p>22</text:p>
          </table:table-cell>
          <table:table-cell office:value-type="float" office:value="7.74561180481485" calcext:value-type="float">
            <text:p>7.7456118048</text:p>
          </table:table-cell>
          <table:table-cell office:value-type="float" office:value="25" calcext:value-type="float">
            <text:p>25</text:p>
          </table:table-cell>
          <table:table-cell office:value-type="float" office:value="4.02759534594272" calcext:value-type="float">
            <text:p>4.0275953459</text:p>
          </table:table-cell>
          <table:table-cell table:style-name="ce15" office:value-type="float" office:value="22" calcext:value-type="float">
            <text:p>22</text:p>
          </table:table-cell>
          <table:table-cell table:style-name="ce16" office:value-type="float" office:value="4.36684485757806" calcext:value-type="float">
            <text:p>4.3668448576</text:p>
          </table:table-cell>
          <table:table-cell office:value-type="float" office:value="28" calcext:value-type="float">
            <text:p>28</text:p>
          </table:table-cell>
          <table:table-cell office:value-type="float" office:value="3.49898217960189" calcext:value-type="float">
            <text:p>3.4989821796</text:p>
          </table:table-cell>
          <table:table-cell table:style-name="ce15" office:value-type="float" office:value="22" calcext:value-type="float">
            <text:p>22</text:p>
          </table:table-cell>
          <table:table-cell table:style-name="ce16" office:value-type="float" office:value="3.60918087542263" calcext:value-type="float">
            <text:p>3.6091808754</text:p>
          </table:table-cell>
          <table:table-cell office:value-type="float" office:value="22" calcext:value-type="float">
            <text:p>22</text:p>
          </table:table-cell>
          <table:table-cell office:value-type="float" office:value="3.4747272885817" calcext:value-type="float">
            <text:p>3.4747272886</text:p>
          </table:table-cell>
          <table:table-cell table:style-name="ce15" office:value-type="float" office:value="22" calcext:value-type="float">
            <text:p>22</text:p>
          </table:table-cell>
          <table:table-cell table:style-name="ce16" table:formula="of:=VLOOKUP([.W18];[.U18:.V49];2)" office:value-type="float" office:value="3.4747272885817" calcext:value-type="float">
            <text:p>3.47472728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.0020223418318" calcext:value-type="float">
            <text:p>10.0020223418</text:p>
          </table:table-cell>
          <table:table-cell office:value-type="float" office:value="3" calcext:value-type="float">
            <text:p>3</text:p>
          </table:table-cell>
          <table:table-cell office:value-type="float" office:value="5.65502065488871" calcext:value-type="float">
            <text:p>5.6550206549</text:p>
          </table:table-cell>
          <table:table-cell office:value-type="float" office:value="26" calcext:value-type="float">
            <text:p>26</text:p>
          </table:table-cell>
          <table:table-cell office:value-type="float" office:value="8.40693307108426" calcext:value-type="float">
            <text:p>8.406933071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.79216847691975" calcext:value-type="float">
            <text:p>4.7921684769</text:p>
          </table:table-cell>
          <table:table-cell office:value-type="float" office:value="26" calcext:value-type="float">
            <text:p>26</text:p>
          </table:table-cell>
          <table:table-cell office:value-type="float" office:value="6.52418598877351" calcext:value-type="float">
            <text:p>6.5241859888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3.73488422248835" calcext:value-type="float">
            <text:p>3.7348842225</text:p>
          </table:table-cell>
          <table:table-cell office:value-type="float" office:value="28" calcext:value-type="float">
            <text:p>28</text:p>
          </table:table-cell>
          <table:table-cell office:value-type="float" office:value="3.7061546195262" calcext:value-type="float">
            <text:p>3.7061546195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2.55311242008435" calcext:value-type="float">
            <text:p>2.5531124201</text:p>
          </table:table-cell>
          <table:table-cell office:value-type="float" office:value="25" calcext:value-type="float">
            <text:p>25</text:p>
          </table:table-cell>
          <table:table-cell office:value-type="float" office:value="3.19055792301285" calcext:value-type="float">
            <text:p>3.190557923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2.71337520710913" calcext:value-type="float">
            <text:p>2.7133752071</text:p>
          </table:table-cell>
          <table:table-cell office:value-type="float" office:value="25" calcext:value-type="float">
            <text:p>25</text:p>
          </table:table-cell>
          <table:table-cell office:value-type="float" office:value="3.0933012886111" calcext:value-type="float">
            <text:p>3.0933012886</text:p>
          </table:table-cell>
          <table:table-cell table:style-name="ce15" office:value-type="float" office:value="3" calcext:value-type="float">
            <text:p>3</text:p>
          </table:table-cell>
          <table:table-cell table:style-name="ce16" table:formula="of:=VLOOKUP([.W19];[.U19:.V50];2)" office:value-type="float" office:value="2.73375446795613" calcext:value-type="float">
            <text:p>2.7337544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2554602009306" calcext:value-type="float">
            <text:p>8.2554602009</text:p>
          </table:table-cell>
          <table:table-cell office:value-type="float" office:value="26" calcext:value-type="float">
            <text:p>26</text:p>
          </table:table-cell>
          <table:table-cell office:value-type="float" office:value="10.0020223418318" calcext:value-type="float">
            <text:p>10.0020223418</text:p>
          </table:table-cell>
          <table:table-cell office:value-type="float" office:value="28" calcext:value-type="float">
            <text:p>28</text:p>
          </table:table-cell>
          <table:table-cell office:value-type="float" office:value="6.97532943405365" calcext:value-type="float">
            <text:p>6.9753294341</text:p>
          </table:table-cell>
          <table:table-cell office:value-type="float" office:value="26" calcext:value-type="float">
            <text:p>26</text:p>
          </table:table-cell>
          <table:table-cell office:value-type="float" office:value="8.40693307108426" calcext:value-type="float">
            <text:p>8.4069330711</text:p>
          </table:table-cell>
          <table:table-cell office:value-type="float" office:value="28" calcext:value-type="float">
            <text:p>28</text:p>
          </table:table-cell>
          <table:table-cell office:value-type="float" office:value="5.55970349023058" calcext:value-type="float">
            <text:p>5.5597034902</text:p>
          </table:table-cell>
          <table:table-cell office:value-type="float" office:value="26" calcext:value-type="float">
            <text:p>26</text:p>
          </table:table-cell>
          <table:table-cell office:value-type="float" office:value="6.52418598877351" calcext:value-type="float">
            <text:p>6.5241859888</text:p>
          </table:table-cell>
          <table:table-cell office:value-type="float" office:value="26" calcext:value-type="float">
            <text:p>26</text:p>
          </table:table-cell>
          <table:table-cell office:value-type="float" office:value="3.47669182595684" calcext:value-type="float">
            <text:p>3.476691826</text:p>
          </table:table-cell>
          <table:table-cell table:style-name="ce15" office:value-type="float" office:value="26" calcext:value-type="float">
            <text:p>26</text:p>
          </table:table-cell>
          <table:table-cell table:style-name="ce16" table:formula="of:=VLOOKUP([.O20];[.M20:.N51];2)" office:value-type="float" office:value="3.47669182595684" calcext:value-type="float">
            <text:p>3.476691826</text:p>
          </table:table-cell>
          <table:table-cell office:value-type="float" office:value="26" calcext:value-type="float">
            <text:p>26</text:p>
          </table:table-cell>
          <table:table-cell office:value-type="float" office:value="2.75754729704992" calcext:value-type="float">
            <text:p>2.757547297</text:p>
          </table:table-cell>
          <table:table-cell table:style-name="ce15" office:value-type="float" office:value="26" calcext:value-type="float">
            <text:p>26</text:p>
          </table:table-cell>
          <table:table-cell table:style-name="ce16" table:formula="of:=VLOOKUP([.S20];[.Q20:.R51];2)" office:value-type="float" office:value="2.75754729704992" calcext:value-type="float">
            <text:p>2.757547297</text:p>
          </table:table-cell>
          <table:table-cell office:value-type="float" office:value="3" calcext:value-type="float">
            <text:p>3</text:p>
          </table:table-cell>
          <table:table-cell office:value-type="float" office:value="2.73375446795613" calcext:value-type="float">
            <text:p>2.733754468</text:p>
          </table:table-cell>
          <table:table-cell table:style-name="ce15" office:value-type="float" office:value="26" calcext:value-type="float">
            <text:p>26</text:p>
          </table:table-cell>
          <table:table-cell table:style-name="ce16" table:formula="of:=VLOOKUP([.W20];[.U20:.V51];2)" office:value-type="float" office:value="2.72282997496475" calcext:value-type="float">
            <text:p>2.7228299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65502065488871" calcext:value-type="float">
            <text:p>5.655020654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.79216847691975" calcext:value-type="float">
            <text:p>4.792168476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73488422248835" calcext:value-type="float">
            <text:p>3.73488422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55311242008435" calcext:value-type="float">
            <text:p>2.55311242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71337520710913" calcext:value-type="float">
            <text:p>2.713375207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.72282997496475" calcext:value-type="float">
            <text:p>2.7228299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607102840534" calcext:value-type="float">
            <text:p>4.860710284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91469437461888" calcext:value-type="float">
            <text:p>3.914694374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76488421886331" calcext:value-type="float">
            <text:p>2.764884218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.37459509194342" calcext:value-type="float">
            <text:p>1.374595091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.39614508869504" calcext:value-type="float">
            <text:p>1.396145088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.38104167216827" calcext:value-type="float">
            <text:p>1.381041672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2739785540325" calcext:value-type="float">
            <text:p>4.127397855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.33137745195418" calcext:value-type="float">
            <text:p>3.33137745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41701272258929" calcext:value-type="float">
            <text:p>2.417012722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15673675573828" calcext:value-type="float">
            <text:p>1.15673675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08692590135718" calcext:value-type="float">
            <text:p>1.086925901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.08214935236138" calcext:value-type="float">
            <text:p>1.082149352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0790755586488" calcext:value-type="float">
            <text:p>4.079075558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09558939202912" calcext:value-type="float">
            <text:p>3.09558939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06631092925897" calcext:value-type="float">
            <text:p>2.066310929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.14005910306379" calcext:value-type="float">
            <text:p>1.140059103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.07836849479597" calcext:value-type="float">
            <text:p>1.078368494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07613512074804" calcext:value-type="float">
            <text:p>1.076135120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44012121627953" calcext:value-type="float">
            <text:p>3.440121216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65877226637974" calcext:value-type="float">
            <text:p>2.658772266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87863280209572" calcext:value-type="float">
            <text:p>1.87863280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12490296735801" calcext:value-type="float">
            <text:p>1.124902967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886606882343575" calcext:value-type="float">
            <text:p>0.886606882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856903718153773" calcext:value-type="float">
            <text:p>0.856903718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36501750645915" calcext:value-type="float">
            <text:p>3.365017506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.42709459228475" calcext:value-type="float">
            <text:p>2.427094592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.69797355808441" calcext:value-type="float">
            <text:p>1.69797355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12395789844765" calcext:value-type="float">
            <text:p>1.123957898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767073548921833" calcext:value-type="float">
            <text:p>0.767073548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710699822071521" calcext:value-type="float">
            <text:p>0.710699822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3015659336463" calcext:value-type="float">
            <text:p>2.830156593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.24663146286579" calcext:value-type="float">
            <text:p>2.246631462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.54136316439869" calcext:value-type="float">
            <text:p>1.541363164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823234101036518" calcext:value-type="float">
            <text:p>0.8232341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580204788699337" calcext:value-type="float">
            <text:p>0.580204788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530847409687788" calcext:value-type="float">
            <text:p>0.530847409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81330818097482" calcext:value-type="float">
            <text:p>2.81330818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.1113862286074" calcext:value-type="float">
            <text:p>2.111386228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.45158567862871" calcext:value-type="float">
            <text:p>1.451585678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688179480972345" calcext:value-type="float">
            <text:p>0.68817948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419207681059498" calcext:value-type="float">
            <text:p>0.41920768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401694154909244" calcext:value-type="float">
            <text:p>0.401694154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1364146060545" calcext:value-type="float">
            <text:p>2.31364146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84448774912175" calcext:value-type="float">
            <text:p>1.844487749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44964327683268" calcext:value-type="float">
            <text:p>1.449643276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612308251153306" calcext:value-type="float">
            <text:p>0.61230825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410287119844694" calcext:value-type="float">
            <text:p>0.410287119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386244419518939" calcext:value-type="float">
            <text:p>0.386244419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87540228141071" calcext:value-type="float">
            <text:p>1.875402281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.61643394437834" calcext:value-type="float">
            <text:p>1.616433944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.44162529096128" calcext:value-type="float">
            <text:p>1.44162529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445341952343554" calcext:value-type="float">
            <text:p>0.445341952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365187099188872" calcext:value-type="float">
            <text:p>0.36518709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369686324230214" calcext:value-type="float">
            <text:p>0.36968632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2764846785442" calcext:value-type="float">
            <text:p>0.62276484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375235368447869" calcext:value-type="float">
            <text:p>0.375235368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373810613851444" calcext:value-type="float">
            <text:p>0.373810613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372910768843176" calcext:value-type="float">
            <text:p>0.372910768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291275276340576" calcext:value-type="float">
            <text:p>0.29127527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289162885134238" calcext:value-type="float">
            <text:p>0.28916288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3166537361833" calcext:value-type="float">
            <text:p>0.533166537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344554476767095" calcext:value-type="float">
            <text:p>0.344554476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30700085532109" calcext:value-type="float">
            <text:p>0.307000855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295734768887289" calcext:value-type="float">
            <text:p>0.295734768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253719196117021" calcext:value-type="float">
            <text:p>0.253719196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241528483991278" calcext:value-type="float">
            <text:p>0.24152848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60044987366224" calcext:value-type="float">
            <text:p>0.46004498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26967129268234" calcext:value-type="float">
            <text:p>0.326967129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201402183409171" calcext:value-type="float">
            <text:p>0.20140218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11501124684155" calcext:value-type="float">
            <text:p>0.115011246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106001149162719" calcext:value-type="float">
            <text:p>0.106001149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104057794761402" calcext:value-type="float">
            <text:p>0.104057794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13559256174129" calcext:value-type="float">
            <text:p>0.413559256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05636646752519" calcext:value-type="float">
            <text:p>0.30563664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44171343664194" calcext:value-type="float">
            <text:p>0.14417134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687006846917322" calcext:value-type="float">
            <text:p>0.06870068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687006846917322" calcext:value-type="float">
            <text:p>0.06870068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687006846917322" calcext:value-type="float">
            <text:p>0.068700684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9332940244075" calcext:value-type="float">
            <text:p>0.3893329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03659373080226" calcext:value-type="float">
            <text:p>0.30365937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27794588179194" calcext:value-type="float">
            <text:p>0.12779458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272296635588363" calcext:value-type="float">
            <text:p>0.02722966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38579537754792" calcext:value-type="float">
            <text:p>0.01385795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753678187789218" calcext:value-type="float">
            <text:p>0.0075367819</text:p>
          </table:table-cell>
          <table:table-cell table:number-columns-repeated="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8" office:value-type="float" office:value="0.0687006846917322" calcext:value-type="float">
            <text:p>0.0687006847</text:p>
          </table:table-cell>
          <table:table-cell table:style-name="ce8"/>
          <table:table-cell table:style-name="ce13"/>
          <table:table-cell table:style-name="ce5" office:value-type="float" office:value="0" calcext:value-type="float">
            <text:p>0</text:p>
          </table:table-cell>
          <table:table-cell table:style-name="ce8" office:value-type="float" office:value="0.0687006846917322" calcext:value-type="float">
            <text:p>0.0687006847</text:p>
          </table:table-cell>
          <table:table-cell table:style-name="ce8"/>
          <table:table-cell table:style-name="ce13"/>
          <table:table-cell table:style-name="ce5" office:value-type="float" office:value="0" calcext:value-type="float">
            <text:p>0</text:p>
          </table:table-cell>
          <table:table-cell table:style-name="ce8" office:value-type="float" office:value="0.0687006846917322" calcext:value-type="float">
            <text:p>0.0687006847</text:p>
          </table:table-cell>
          <table:table-cell table:style-name="ce8"/>
          <table:table-cell table:style-name="ce13"/>
          <table:table-cell table:style-name="ce5" office:value-type="float" office:value="1" calcext:value-type="float">
            <text:p>1</text:p>
          </table:table-cell>
          <table:table-cell table:style-name="ce8" office:value-type="float" office:value="0.00654557646771487" calcext:value-type="float">
            <text:p>0.0065455765</text:p>
          </table:table-cell>
          <table:table-cell table:style-name="ce8"/>
          <table:table-cell table:style-name="ce13"/>
          <table:table-cell table:style-name="ce5" office:value-type="float" office:value="1" calcext:value-type="float">
            <text:p>1</text:p>
          </table:table-cell>
          <table:table-cell table:style-name="ce8" office:value-type="float" office:value="0.00155847058755116" calcext:value-type="float">
            <text:p>0.0015584706</text:p>
          </table:table-cell>
          <table:table-cell table:style-name="ce8"/>
          <table:table-cell table:style-name="ce13"/>
          <table:table-cell table:style-name="ce5" office:value-type="float" office:value="1" calcext:value-type="float">
            <text:p>1</text:p>
          </table:table-cell>
          <table:table-cell table:style-name="ce8" office:value-type="float" office:value="0.000311694117510232" calcext:value-type="float">
            <text:p>0.0003116941</text:p>
          </table:table-cell>
          <table:table-cell table:style-name="ce8"/>
          <table:table-cell table:style-name="ce1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lambda_threshold</text:p>
          </table:table-cell>
          <table:table-cell table:style-name="ce14" table:formula="of:=MIN([.D5:.D20])" office:value-type="float" office:value="5.65502065488871" calcext:value-type="float">
            <text:p>5.655020654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All Llrs are averages over 10000 trials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the red channels are degenerate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calcext:conditional-formats>
          <calcext:conditional-format calcext:target-range-address="'Average '.D37:'Average '.D37">
            <calcext:condition calcext:apply-style-name="Result" calcext:value="&lt;[$'Average '.$D$37]" calcext:base-cell-address="'Average '.D37"/>
            <calcext:condition calcext:apply-style-name="Default" calcext:value="=0" calcext:base-cell-address="'Average '.D37"/>
          </calcext:conditional-format>
          <calcext:conditional-format calcext:target-range-address="'Average '.D37:'Average '.D37">
            <calcext:condition calcext:apply-style-name="Result2" calcext:value="&lt;0" calcext:base-cell-address="'Average '.D37"/>
          </calcext:conditional-format>
          <calcext:conditional-format calcext:target-range-address="'Average '.D37:'Average '.D37">
            <calcext:color-scale>
              <calcext:color-scale-entry calcext:value="=&lt;5.655020655" calcext:type="formula" calcext:color="#ff0000"/>
              <calcext:color-scale-entry calcext:value="0" calcext:type="number" calcext:color="#ffff00"/>
              <calcext:color-scale-entry calcext:value="0" calcext:type="number" calcext:color="#00cc00"/>
            </calcext:color-scale>
          </calcext:conditional-format>
        </calcext:conditional-formats>
      </table:table>
      <table:table table:name="probability" table:style-name="ta1"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=3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K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for p = 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will be used for decoding oprating at a rate of 0.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ood Channels by Zconstru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1, 27, 23, 30, 29, 15, 25, 26, 22, 28, 14, 21, 7, 19, 13, 11]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sed_lambda_threshold=8.26772078539(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p</text:p>
          </table:table-cell>
          <table:table-cell table:style-name="ce18" office:value-type="string" calcext:value-type="string">
            <text:p>Pr(Gmin&gt;thr)</text:p>
          </table:table-cell>
          <table:table-cell table:style-name="ce18" office:value-type="string" calcext:value-type="string">
            <text:p>Pr(Fmax&lt;thr)</text:p>
          </table:table-cell>
          <table:table-cell table:style-name="ce19" office:value-type="string" calcext:value-type="string">
            <text:p>Pr(gmin&gt;Fmax)</text:p>
          </table:table-cell>
        </table:table-row>
        <table:table-row table:style-name="ro1">
          <table:table-cell table:style-name="ce4" office:value-type="float" office:value="0.05" calcext:value-type="float">
            <text:p>0.05</text:p>
          </table:table-cell>
          <table:table-cell office:value-type="float" office:value="0.5276" calcext:value-type="float">
            <text:p>0.5276</text:p>
          </table:table-cell>
          <table:table-cell office:value-type="float" office:value="0.8078" calcext:value-type="float">
            <text:p>0.8078</text:p>
          </table:table-cell>
          <table:table-cell table:style-name="ce12" office:value-type="float" office:value="0.789" calcext:value-type="float">
            <text:p>0.789</text:p>
          </table:table-cell>
        </table:table-row>
        <table:table-row table:style-name="ro1">
          <table:table-cell table:style-name="ce4" office:value-type="float" office:value="0.07" calcext:value-type="float">
            <text:p>0.07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9009" calcext:value-type="float">
            <text:p>0.9009</text:p>
          </table:table-cell>
          <table:table-cell table:style-name="ce12" office:value-type="float" office:value="0.6302" calcext:value-type="float">
            <text:p>0.6302</text:p>
          </table:table-cell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office:value-type="float" office:value="0.171" calcext:value-type="float">
            <text:p>0.171</text:p>
          </table:table-cell>
          <table:table-cell office:value-type="float" office:value="0.9646" calcext:value-type="float">
            <text:p>0.9646</text:p>
          </table:table-cell>
          <table:table-cell table:style-name="ce12" office:value-type="float" office:value="0.3955" calcext:value-type="float">
            <text:p>0.3955</text:p>
          </table:table-cell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9987" calcext:value-type="float">
            <text:p>0.9987</text:p>
          </table:table-cell>
          <table:table-cell table:style-name="ce12" office:value-type="float" office:value="0.0459" calcext:value-type="float">
            <text:p>0.0459</text:p>
          </table:table-cell>
        </table:table-row>
        <table:table-row table:style-name="ro1">
          <table:table-cell table:style-name="ce4" office:value-type="float" office:value="0.3" calcext:value-type="float">
            <text:p>0.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9999" calcext:value-type="float">
            <text:p>0.9999</text:p>
          </table:table-cell>
          <table:table-cell table:style-name="ce12" office:value-type="float" office:value="0.0154" calcext:value-type="float">
            <text:p>0.0154</text:p>
          </table:table-cell>
        </table:table-row>
        <table:table-row table:style-name="ro1">
          <table:table-cell table:style-name="ce5" office:value-type="float" office:value="0.4" calcext:value-type="float">
            <text:p>0.4</text:p>
          </table:table-cell>
          <table:table-cell table:style-name="ce8" office:value-type="float" office:value="0.0002" calcext:value-type="float">
            <text:p>0.0002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.0138" calcext:value-type="float">
            <text:p>0.0138</text:p>
          </table:table-cell>
        </table:table-row>
      </table:table>
      <table:named-expressions/>
      <table:database-ranges>
        <table:database-range table:name="__Anonymous_Sheet_DB__0" table:target-range-address="'Average '.U5:'Average '.V3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21:24:11.252313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4:27:57.269614438</meta:creation-date>
    <dc:date>2017-09-08T21:49:02.945584112</dc:date>
    <meta:editing-duration>PT17M56S</meta:editing-duration>
    <meta:editing-cycles>3</meta:editing-cycles>
    <meta:generator>LibreOffice/5.1.6.2$Linux_X86_64 LibreOffice_project/10m0$Build-2</meta:generator>
    <meta:document-statistic meta:table-count="2" meta:cell-count="647" meta:object-count="0"/>
  </office:meta>
</office:document-meta>
</file>